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name="Lohit Hindi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DejaVu Sans3" svg:font-family="'DejaVu Sans'"/>
    <style:font-face style:font-pitch="variable" style:name="Lucida Sans Unicode" svg:font-family="'Lucida Sans Unicode'"/>
    <style:font-face style:font-pitch="variable" style:name="Tahoma1" svg:font-family="Tahoma"/>
    <style:font-face style:font-family-generic="roman" style:font-pitch="variable" style:name="Symbol" svg:font-family="Symbol"/>
    <style:font-face style:font-family-generic="roman" style:font-pitch="variable" style:name="Times" svg:font-family="Times"/>
    <style:font-face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Gras" style:font-family-generic="swiss" style:font-pitch="variable" style:name="Arial1" svg:font-family="Arial"/>
    <style:font-face style:font-adornments="Normal" style:font-family-generic="swiss" style:font-pitch="variable" style:name="Arial2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wiss" style:font-pitch="variable" style:name="Times New Roman1" svg:font-family="'Times New Roman'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2pt" officeooo:paragraph-rsid="0036e08e" style:font-name="arial" style:font-size-asian="12pt" style:font-size-complex="12pt"/>
    </style:style>
    <style:style style:family="paragraph" style:name="P2" style:parent-style-name="Standard">
      <style:paragraph-properties fo:text-align="start" style:justify-single-word="false"/>
      <style:text-properties fo:font-size="11pt" officeooo:paragraph-rsid="0036e08e" style:font-name="arial" style:font-size-asian="11pt" style:font-size-complex="11pt"/>
    </style:style>
    <style:style style:family="paragraph" style:name="P3" style:parent-style-name="Standard">
      <style:text-properties officeooo:paragraph-rsid="0036e08e" style:font-name="arial"/>
    </style:style>
    <style:style style:family="paragraph" style:name="P4" style:parent-style-name="UrbanTitle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4pt" officeooo:paragraph-rsid="0025d2a5" officeooo:rsid="0025d2a5" style:font-name="arial" style:font-size-asian="14pt" style:font-size-complex="14pt" style:text-underline-style="none"/>
    </style:style>
    <style:style style:family="paragraph" style:name="P5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style:font-name="arial" style:font-size-asian="10.5pt" style:font-size-complex="10.5pt"/>
    </style:style>
    <style:style style:family="paragraph" style:name="P6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officeooo:paragraph-rsid="0025d2a5" officeooo:rsid="0025d2a5" style:font-name="arial" style:font-size-asian="10.5pt" style:font-size-complex="10.5pt"/>
    </style:style>
    <style:style style:family="paragraph" style:name="P7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officeooo:paragraph-rsid="0025d2a5" style:font-name="arial" style:font-size-asian="10.5pt" style:font-size-complex="10.5pt"/>
    </style:style>
    <style:style style:family="paragraph" style:name="P8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officeooo:paragraph-rsid="002e018a" style:font-name="arial" style:font-size-asian="10.5pt" style:font-size-complex="10.5pt"/>
    </style:style>
    <style:style style:family="paragraph" style:name="P9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officeooo:paragraph-rsid="0036e08e" style:font-name="arial" style:font-size-asian="10.5pt" style:font-size-complex="10.5pt"/>
    </style:style>
    <style:style style:family="paragraph" style:name="P10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officeooo:paragraph-rsid="00336304" style:font-name="arial" style:font-size-asian="10.5pt" style:font-size-complex="10.5pt"/>
    </style:style>
    <style:style style:family="paragraph" style:name="P11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officeooo:paragraph-rsid="002a23e8" style:font-name="arial" style:font-size-asian="10.5pt" style:font-size-complex="10.5pt"/>
    </style:style>
    <style:style style:family="paragraph" style:name="P12" style:parent-style-name="UrbanBody">
      <style:paragraph-properties fo:margin-bottom="0cm" fo:margin-left="0cm" fo:margin-right="0cm" fo:margin-top="0cm" fo:text-align="justify" fo:text-indent="0cm" loext:contextual-spacing="false" style:auto-text-indent="false" style:justify-single-word="false" style:writing-mode="lr-tb"/>
      <style:text-properties fo:font-size="10.5pt" officeooo:paragraph-rsid="0036e08e" style:font-name="arial" style:font-size-asian="10.5pt" style:font-size-complex="10.5pt"/>
    </style:style>
    <style:style style:family="paragraph" style:name="P13" style:parent-style-name="UrbanBody">
      <style:paragraph-properties fo:margin-bottom="0cm" fo:margin-left="0cm" fo:margin-right="0cm" fo:margin-top="0cm" fo:text-align="justify" fo:text-indent="0cm" loext:contextual-spacing="false" style:auto-text-indent="false" style:justify-single-word="false" style:writing-mode="lr-tb"/>
      <style:text-properties fo:font-size="10.5pt" officeooo:paragraph-rsid="0034abed" style:font-name="arial" style:font-size-asian="10.5pt" style:font-size-complex="10.5pt"/>
    </style:style>
    <style:style style:family="paragraph" style:name="P14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background-color="#fff200" fo:color="#ce181e" fo:font-size="10.5pt" officeooo:paragraph-rsid="002a23e8" style:font-name="arial" style:font-name-complex="Arial" style:font-size-asian="10.5pt" style:font-size-complex="10.5pt"/>
    </style:style>
    <style:style style:family="paragraph" style:name="P15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background-color="#fff200" fo:color="#ce181e" fo:font-size="10.5pt" officeooo:paragraph-rsid="0025d2a5" officeooo:rsid="00263472" style:font-name="arial" style:font-name-complex="Calibri" style:font-size-asian="10.5pt" style:font-size-complex="10.5pt"/>
    </style:style>
    <style:style style:family="paragraph" style:name="P16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6e08e" style:font-name="Arial" style:font-size-asian="10pt" style:font-size-complex="10pt"/>
    </style:style>
    <style:style style:family="paragraph" style:name="P17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officeooo:paragraph-rsid="002cbb68" style:font-name="arial" style:font-size-asian="10.5pt" style:font-size-complex="10.5pt"/>
    </style:style>
    <style:style style:family="paragraph" style:name="P1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font-weight="bold" officeooo:rsid="002e018a" style:font-weight-asian="bold"/>
    </style:style>
    <style:style style:family="text" style:name="T6">
      <style:text-properties fo:font-weight="bold" officeooo:rsid="002e7456" style:font-weight-asian="bold"/>
    </style:style>
    <style:style style:family="text" style:name="T7">
      <style:text-properties style:font-name-complex="Arial"/>
    </style:style>
    <style:style style:family="text" style:name="T8">
      <style:text-properties officeooo:rsid="0025d2a5" style:font-name-complex="Arial"/>
    </style:style>
    <style:style style:family="text" style:name="T9">
      <style:text-properties officeooo:rsid="00349c60" style:font-name-complex="Arial"/>
    </style:style>
    <style:style style:family="text" style:name="T10">
      <style:text-properties fo:background-color="#fff200" fo:color="#ce181e" loext:char-shading-value="0" style:font-name-complex="Arial"/>
    </style:style>
    <style:style style:family="text" style:name="T11">
      <style:text-properties fo:background-color="#fff200" fo:color="#ce181e" loext:char-shading-value="0" style:font-name-complex="Calibri"/>
    </style:style>
    <style:style style:family="text" style:name="T12">
      <style:text-properties fo:background-color="#fff200" fo:color="#ce181e" loext:char-shading-value="0" officeooo:rsid="0025d2a5" style:font-name-complex="Calibri"/>
    </style:style>
    <style:style style:family="text" style:name="T13">
      <style:text-properties fo:background-color="#fff200" fo:color="#ce181e" loext:char-shading-value="0" officeooo:rsid="00263472" style:font-name-complex="Calibri"/>
    </style:style>
    <style:style style:family="text" style:name="T14">
      <style:text-properties officeooo:rsid="002a23e8"/>
    </style:style>
    <style:style style:family="text" style:name="T15">
      <style:text-properties fo:font-weight="normal" officeooo:rsid="00362119" style:font-weight-asian="normal" style:font-weight-complex="normal"/>
    </style:style>
    <style:style style:family="text" style:name="T16">
      <style:text-properties officeooo:rsid="0041be5c"/>
    </style:style>
    <style:style style:family="text" style:name="T17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9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20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21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2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3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4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2"><office:annotation><dc:creator>Gauthier Bastien</dc:creator><dc:date>2011-01-13T14:56:41</dc:date><text:p text:style-name="P18">do text</text:p><text:p text:style-name="P18">from document(at=header, format='odt')</text:p></office:annotation><text:span text:style-name="T2">Import depuis header.odt</text:span></text:p>
          </table:table-cell>
          <table:table-cell office:value-type="string" table:style-name="Tableau1.A1">
            <text:p text:style-name="P16"><text:span text:style-name="Police_20_par_20_défaut"><text:span text:style-name="T17"><text:text-input text:description="">tool.getCityName()</text:text-input></text:span></text:span><text:span text:style-name="T18">, le </text:span><text:span text:style-name="T18"><text:text-input text:description="">licence_view.format_date()</text:text-input></text:span></text:p>
            <text:p text:style-name="P1"><text:span text:style-name="T19"><text:conditional-text text:condition="ooow:&quot;view.do_mailing()&quot;" text:string-value-if-false="" text:string-value-if-true="&quot;mailed_data.getSignaletic()&quot;">mailed_data.getSignaletic()</text:conditional-text></text:span><text:span text:style-name="T20"><text:s/></text:span><text:span text:style-name="T19"><text:conditional-text text:condition="ooow:&quot;view.do_mailing()&quot;" text:string-value-if-false="" text:string-value-if-true="&quot;None&quot;">None</text:conditional-text></text:span><text:span text:style-name="T20"><text:s/></text:span><text:span text:style-name="T19"><text:conditional-text text:condition="ooow:&quot;view.do_mailing()&quot;" text:string-value-if-false="" text:string-value-if-true="&quot;None&quot;">None</text:conditional-text></text:span><text:span text:style-name="T20"><text:line-break/></text:span><text:span text:style-name="T19"><text:conditional-text text:condition="ooow:&quot;view.do_mailing()&quot;" text:string-value-if-false="" text:string-value-if-true="&quot;mailed_data.street&quot;">mailed_data.street</text:conditional-text></text:span><text:span text:style-name="T19">, </text:span><text:span text:style-name="T19"><text:conditional-text text:condition="ooow:&quot;view.do_mailing()&quot;" text:string-value-if-false="" text:string-value-if-true="&quot;mailed_data.number&quot;">mailed_data.number</text:conditional-text></text:span><text:span text:style-name="T20"><text:line-break/></text:span><text:span text:style-name="T19"><text:conditional-text text:condition="ooow:&quot;view.do_mailing()&quot;" text:string-value-if-false="" text:string-value-if-true="&quot;mailed_data.zipcode&quot;">mailed_data.zipcode</text:conditional-text></text:span><text:span text:style-name="T19"> </text:span><text:span text:style-name="T19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3"/>
      <text:p text:style-name="P4">Demande de plans modificatifs</text:p>
      <text:p text:style-name="P6"/>
      <text:p text:style-name="P6"/>
      <text:p text:style-name="P17"><text:span text:style-name="T15"/></text:p>
      <text:p text:style-name="P5"/>
      <text:p text:style-name="P7"><office:annotation><dc:creator>Gauthier Bastien</dc:creator><dc:date>2011-02-16T16:12:24</dc:date><text:p text:style-name="P18">do text if self.hasMultipleApplicants()</text:p></office:annotation><text:span text:style-name="T4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8">do text if self.hasSingleApplicant()</text:p></office:annotation><text:span text:style-name="T4">Demandeur :</text:span> <text:text-input text:description="Demandeurs">self.getApplicantsSignaletic()</text:text-input></text:p>
      <text:p text:style-name="P7"><text:span text:style-name="T4">Objet :</text:span> <text:text-input text:description="Objet des travaux">self.getLicenceSubject()</text:text-input></text:p>
      <text:p text:style-name="P8"><text:span text:style-name="T4">Situation :</text:span><text:span text:style-name="T3"> </text:span><text:span text:style-name="T3"><text:text-input text:description="Situation des travaux">self.getWorkLocationSignaletic()</text:text-input></text:span><text:span text:style-name="T3"><text:s/>- </text:span><text:span text:style-name="T5">Cadastr</text:span><text:span text:style-name="T6">é</text:span><text:span text:style-name="T5"> : </text:span><text:span text:style-name="T5"><text:text-input text:description="Bien-Parcelles">licence_view.get_parcels()</text:text-input></text:span></text:p>
      <text:p text:style-name="P7"/>
      <text:p text:style-name="P7"/>
      <text:p text:style-name="P9"><text:tab/><text:span text:style-name="T19"><text:conditional-text text:condition="ooow:&quot;view.do_mailing()&quot;" text:string-value-if-false="" text:string-value-if-true="&quot;mailed_data.getPersonTitleValue()&quot;">mailed_data.getPersonTitleValue()</text:conditional-text></text:span><text:span text:style-name="T19">,</text:span></text:p>
      <text:p text:style-name="P7"/>
      <text:p text:style-name="P10"><text:span text:style-name="T7">Nous vous informons qu'en date du </text:span><text:span text:style-name="T7"><text:text-input text:description="Permis de bâtir-Date du dernier rapport de collège">licence_view.format_date(self.getLastDecisionProjectFromSPW().getEventDate())</text:text-input></text:span><text:span text:style-name="T7">, les Fonctionnaires </text:span><text:span text:style-name="T9">t</text:span><text:span text:style-name="T7">echnique et </text:span><text:span text:style-name="T9">d</text:span><text:span text:style-name="T7">élégué du Service Public de Wallonie nous ont transmis leur rapport de synthèse et projet d'arrêté refusant la demande de permis </text:span><text:span text:style-name="T8">unique</text:span><text:span text:style-name="T7">.</text:span></text:p>
      <text:p text:style-name="P14"/>
      <text:p text:style-name="P11"><text:span text:style-name="T10">Les motivations du refus étant justifiées et viennent en complémentarités de l’avis défavorable émis </text:span><text:span text:style-name="T11">par </text:span><text:span text:style-name="T12">les services techniques de la Commune de </text:span><text:span text:style-name="T12"><text:text-input text:description="">tool.getCityName()</text:text-input></text:span><text:span text:style-name="T10"><text:s/>à savoir que le projet tel que présenté ne </text:span><text:span text:style-name="T11">peut être accueilli de manière favorable, </text:span><text:span text:style-name="T13">soit :</text:span></text:p>
      <text:p text:style-name="P15">« ……. »</text:p>
      <text:p text:style-name="P7"/>
      <text:p text:style-name="P7"><text:span text:style-name="T7">Par conséquent, dans le cadre de la procédure, en vertu de l'article 93 § 3 du décret du 11 mars 1999 relatif au permis d'environnement, le Collège communal vous invite à introduire auprès de notre </text:span><text:span text:style-name="T8">Département Urbanisme et Environnement</text:span><text:span text:style-name="T7"> des plans modificatifs ainsi qu'une notice corollaire permettant de remédier aux différents manquements soulevés.</text:span></text:p>
      <text:p text:style-name="P7"/>
      <text:p text:style-name="P12"><text:tab/>Nous restons à votre disposition pour tout renseignement complémentaire et vous prions d’agréer, <text:span text:style-name="T19"><text:conditional-text text:condition="ooow:&quot;view.do_mailing()&quot;" text:string-value-if-false="" text:string-value-if-true="&quot;mailed_data.getPersonTitleValue()&quot;">mailed_data.getPersonTitleValue()</text:conditional-text></text:span><text:span text:style-name="T19">, </text:span><text:span text:style-name="T16">nos sincères salutations</text:span>.</text:p>
      <text:p text:style-name="P13"/>
      <text:p text:style-name="P5"/>
      <text:p text:style-name="P5"><text:span text:style-name="T14">Fait à </text:span><text:span text:style-name="T14"><text:text-input text:description="">tool.getCityName()</text:text-input></text:span><text:span text:style-name="T14"><text:s/>le </text:span><text:text-input text:description="Délivré à xxx le xxx">urbanEventObj.getFormattedDate(forDelivery=True)</text:text-input></text:p>
      <text:p text:style-name="P5"/>
      <text:p text:style-name="P5"><office:annotation><dc:creator>Gauthier Bastien</dc:creator><dc:date>2011-01-13T14:56:41</dc:date><text:p text:style-name="P18">do text</text:p><text:p text:style-name="P18">from document(at=signatures, format='odt')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Lohit Hindi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1" svg:font-family="'DejaVu Sans'" style:font-family-generic="swiss"/>
    <style:font-face style:name="arial" svg:font-family="arial" style:font-family-generic="swiss"/>
    <style:font-face style:name="DejaVu Sans3" svg:font-family="'DejaVu San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1" fo:font-family="Arial" style:font-style-name="Gras" style:font-family-generic="swiss" style:font-pitch="variable" fo:font-size="13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Standard" style:default-outline-level="">
      <style:paragraph-properties fo:text-align="start" style:justify-single-word="false"/>
      <style:text-properties style:font-name="Arial" fo:font-family="Arial" style:font-family-generic="swiss" style:font-pitch="variable" fo:font-size="12pt" style:text-underline-style="solid" style:text-underline-width="auto" style:text-underline-color="font-color" fo:font-weight="bold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Standard" style:master-page-name="">
      <loext:graphic-properties draw:fill="none" draw:fill-color="#99ccff"/>
      <style:paragraph-properties fo:margin-left="0cm" fo:margin-right="0cm" fo:margin-top="0.199cm" fo:margin-bottom="0cm" loext:contextual-spacing="false" fo:text-align="justify" style:justify-single-word="false" fo:text-indent="1.499cm" style:auto-text-indent="false" style:page-number="auto" fo:background-color="transparent">
        <style:tab-stops/>
      </style:paragraph-properties>
      <style:text-properties style:font-name="Arial2" fo:font-family="Arial" style:font-style-name="Normal" style:font-family-generic="swiss" style:font-pitch="variable" fo:font-size="10pt" style:text-underline-style="none" fo:font-weight="normal" style:font-size-asian="10.5pt"/>
    </style:style>
    <style:style style:name="UrbanTitle3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1pt" style:text-underline-style="none" fo:font-weight="bold" style:font-size-asian="10.5pt" style:font-weight-asian="bold" style:font-weight-complex="bold"/>
    </style:style>
    <style:style style:name="UrbanTable" style:family="paragraph" style:parent-style-name="Standard" style:master-page-name="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style:page-number="auto" fo:background-color="transparent">
        <style:tab-stops/>
      </style:paragraph-properties>
      <style:text-properties style:font-name="Arial2" fo:font-family="Arial" style:font-style-name="Normal" style:font-family-generic="swiss" style:font-pitch="variable" fo:font-size="10pt" style:font-size-asian="10.5pt"/>
    </style:style>
    <style:style style:name="UrbanAddress" style:family="paragraph" style:parent-style-name="Standard" style:master-page-name="">
      <loext:graphic-properties draw:fill="none" draw:fill-color="#99ccff"/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background-color="transparent"/>
      <style:text-properties style:font-name="Arial2" fo:font-family="Arial" style:font-style-name="Normal" style:font-family-generic="swiss" style:font-pitch="variable" fo:font-size="11pt" style:font-size-asian="10.5pt"/>
    </style:style>
    <style:style style:name="UrbanBrut" style:family="paragraph" style:parent-style-name="Standard" style:class="text">
      <style:paragraph-properties fo:margin-left="0cm" fo:margin-right="0cm" fo:text-indent="0cm" style:auto-text-indent="false"/>
      <style:text-properties style:font-name="Arial" fo:font-family="Arial" style:font-family-generic="swiss" style:font-pitch="variable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EtiquettePUR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UrbanTableCadre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 fo:padding-left="0cm" fo:padding-right="0.199cm" fo:padding-top="0.101cm" fo:padding-bottom="0.101cm" fo:border="0.06pt solid #000000" style:shadow="none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TableEP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UrbanRetrait1" style:family="paragraph" style:parent-style-name="Standard">
      <loext:graphic-properties draw:fill="none" draw:fill-color="#99ccff"/>
      <style:paragraph-properties fo:margin-left="0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UrbanRetrait2" style:family="paragraph" style:parent-style-name="Standard">
      <loext:graphic-properties draw:fill="none" draw:fill-color="#99ccff"/>
      <style:paragraph-properties fo:margin-left="1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UrbanRetrait3" style:family="paragraph" style:parent-style-name="Standard">
      <loext:graphic-properties draw:fill="none" draw:fill-color="#99ccff"/>
      <style:paragraph-properties fo:margin-left="1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UrbanItaRetrait1" style:family="paragraph" style:parent-style-name="Standard">
      <loext:graphic-properties draw:fill="none" draw:fill-color="#99ccff"/>
      <style:paragraph-properties fo:margin-left="0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2" style:family="paragraph" style:parent-style-name="Standard">
      <loext:graphic-properties draw:fill="none" draw:fill-color="#99ccff"/>
      <style:paragraph-properties fo:margin-left="1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3" style:family="paragraph" style:parent-style-name="Standard">
      <loext:graphic-properties draw:fill="none" draw:fill-color="#99ccff"/>
      <style:paragraph-properties fo:margin-left="1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Appy_20_Standard" style:display-name="Appy Standard" style:family="paragraph" style:parent-style-name="Standard" style:class="text" style:master-page-name="">
      <style:paragraph-properties fo:margin-left="0cm" fo:margin-right="0cm" fo:margin-top="0.049cm" fo:margin-bottom="0.101cm" loext:contextual-spacing="false" fo:text-indent="0cm" style:auto-text-indent="false" style:page-number="auto"/>
    </style:style>
    <style:style style:name="ParaKWN" style:family="paragraph" style:parent-style-name="Appy_20_Standard" style:class="text" style:master-page-name="">
      <style:paragraph-properties style:page-number="auto" fo:keep-with-next="always"/>
    </style:style>
    <style:style style:name="Heading_20_4" style:display-name="Heading 4" style:family="paragraph" style:parent-style-name="Heading" style:next-style-name="Standard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Standard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Appy_20_Standard"/>
    <style:style style:name="podNumberItem" style:family="paragraph" style:parent-style-name="Appy_20_Standard"/>
    <style:style style:name="podBulletItemKeepWithNext" style:family="paragraph" style:parent-style-name="Appy_20_Standard">
      <style:paragraph-properties fo:keep-with-next="always"/>
    </style:style>
    <style:style style:name="podNumberItemKeepWithNext" style:family="paragraph" style:parent-style-name="Appy_20_Standard">
      <style:paragraph-properties fo:keep-with-next="always"/>
    </style:style>
    <style:style style:name="Table_20_cell" style:display-name="Table cell" style:family="paragraph" style:parent-style-name="Appy_20_Standard" style:class="extra">
      <style:paragraph-properties fo:margin-top="0cm" fo:margin-bottom="0cm" loext:contextual-spacing="false" text:number-lines="false" text:line-number="0"/>
    </style:style>
    <style:style style:name="Table_20_heading" style:display-name="Table heading" style:family="paragraph" style:parent-style-name="Table_20_cell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TablePara" style:family="paragraph" style:parent-style-name="Table_20_cell">
      <style:text-properties fo:font-size="8pt" fo:font-weight="normal" style:font-weight-asian="normal" style:font-weight-complex="normal"/>
    </style:style>
    <style:style style:name="podTableParaBold" style:family="paragraph" style:parent-style-name="Table_20_cell">
      <style:text-properties fo:font-size="8pt" fo:font-weight="bold" style:font-weight-asian="bold" style:font-weight-complex="bold"/>
    </style:style>
    <style:style style:name="podTableParaRight" style:family="paragraph" style:parent-style-name="Table_20_cell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Table_20_cell">
      <style:paragraph-properties fo:text-align="end" style:justify-single-word="false"/>
      <style:text-properties fo:font-size="8pt" fo:font-weight="bold" style:font-weight-asian="bold" style:font-weight-complex="bold"/>
    </style:style>
    <style:style style:name="CS1" style:family="paragraph" style:parent-style-name="UrbanBody">
      <style:paragraph-properties fo:text-align="justify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2.251cm" fo:margin-right="0cm" fo:text-align="justify" style:justify-single-word="false" fo:text-indent="-2.251cm" style:auto-text-indent="false">
        <style:tab-stops>
          <style:tab-stop style:position="0.762cm"/>
          <style:tab-stop style:position="1.6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language="fr" fo:country="B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rps_20_de_20_texte_20_3" style:display-name="Corps de texte 3" style:family="paragraph" style:parent-style-name="Standard">
      <style:paragraph-properties fo:text-align="justify" style:justify-single-word="false">
        <style:tab-stops>
          <style:tab-stop style:position="0.501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01cm" fo:margin-right="0cm" fo:text-align="justify" style:justify-single-word="false" fo:text-indent="-0.501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style="italic" style:font-style-asian="italic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fo:language="fr" fo:country="BE" fo:font-style="italic" style:font-style-asian="italic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aire" style:family="paragraph" style:parent-style-name="Standard">
      <style:text-properties fo:font-size="10pt" style:font-size-asian="10pt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Pa4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5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6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7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Style_20_Première_20_ligne_20__3a__20_063_20_cm" style:display-name="Style Première ligne : 063 cm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font-size="15pt" style:font-size-asian="15pt"/>
    </style:style>
    <style:style style:name="Numérotation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2pt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fo:language="none" fo:country="non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UrbanHeader" style:family="paragraph" style:master-page-name="">
      <style:paragraph-properties fo:text-align="center" style:justify-single-word="false" style:page-number="auto"/>
      <style:text-properties fo:font-weight="bold" style:font-size-asian="10.5pt"/>
    </style:style>
    <style:style style:name="UrbanSignature" style:family="paragraph" style:parent-style-name="Standard"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Gauche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Droite" style:family="paragraph" style:parent-style-name="Standard">
      <style:paragraph-properties fo:text-align="end" style:justify-single-word="false">
        <style:tab-stops>
          <style:tab-stop style:position="16.999cm" style:type="right"/>
        </style:tab-stops>
      </style:paragraph-properties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Centre" style:family="paragraph" style:parent-style-name="Standard">
      <style:paragraph-properties fo:text-align="center" style:justify-single-word="false"/>
      <style:text-properties style:font-name="Arial" fo:font-family="Arial" style:font-family-generic="swiss" style:font-pitch="variable" fo:font-size="10pt" fo:font-weight="normal" officeooo:rsid="001e0718" style:font-size-asian="10pt" style:font-weight-asian="normal" style:font-size-complex="10pt" style:font-weight-complex="normal"/>
    </style:style>
    <style:style style:name="UrbanList1" style:family="paragraph" style:parent-style-name="Standard">
      <loext:graphic-properties draw:fill="none" draw:fill-color="#99ccff"/>
      <style:paragraph-properties fo:margin-left="0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2" style:family="paragraph" style:parent-style-name="Standard">
      <loext:graphic-properties draw:fill="none" draw:fill-color="#99ccff"/>
      <style:paragraph-properties fo:margin-left="0.801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3" style:family="paragraph" style:parent-style-name="Standard">
      <loext:graphic-properties draw:fill="none" draw:fill-color="#99ccff"/>
      <style:paragraph-properties fo:margin-left="1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4" style:family="paragraph" style:parent-style-name="Standard">
      <loext:graphic-properties draw:fill="none" draw:fill-color="#99ccff"/>
      <style:paragraph-properties fo:margin-left="1.799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5" style:family="paragraph" style:parent-style-name="Standard">
      <loext:graphic-properties draw:fill="none" draw:fill-color="#99ccff"/>
      <style:paragraph-properties fo:margin-left="2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ItaCentre12" style:family="paragraph" style:parent-style-name="Standard">
      <loext:graphic-properties draw:fill="none" draw:fill-color="#99ccff"/>
      <style:paragraph-properties fo:margin-left="0cm" fo:margin-right="0cm" fo:text-align="center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2pt" fo:font-style="italic" officeooo:rsid="002a8151" style:font-size-asian="10.5pt" style:font-style-asian="italic" style:font-size-complex="12pt" style:font-style-complex="italic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type="single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WW8Num1z0" style:family="text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WW8Num2z0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use-window-font-color="tru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/>
    <style:style style:name="WW8Num8z0" style:family="text"/>
    <style:style style:name="WW8Num9z0" style:family="text">
      <style:text-properties style:font-name="Arial" fo:font-family="Arial" style:font-family-generic="swiss" style:font-pitch="variable" fo:font-size="11pt" fo:font-style="normal" style:text-underline-style="solid" style:text-underline-width="auto" style:text-underline-color="font-color" fo:font-weight="bold" style:font-size-asian="11pt" style:font-style-asian="normal" style:font-weight-asian="bold" style:font-name-complex="Arial" style:font-family-complex="Arial" style:font-family-generic-complex="swiss" style:font-pitch-complex="variable"/>
    </style:style>
    <style:style style:name="WW8Num9z1" style:family="text"/>
    <style:style style:name="WW8Num9z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true" style:font-style-asian="normal" style:font-weight-asian="normal" style:font-name-complex="Arial" style:font-family-complex="Arial" style:font-family-generic-complex="swiss" style:font-pitch-complex="variable" style:font-style-complex="normal" style:font-weight-complex="normal" style:text-emphasize="none" text:display="true"/>
    </style:style>
    <style:style style:name="WW8Num10z0" style:family="text">
      <style:text-properties fo:color="#000000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>
      <style:text-properties style:text-underline-style="none"/>
    </style:style>
    <style:style style:name="WW8Num13z0" style:family="text"/>
    <style:style style:name="WW8Num14z0" style:family="text"/>
    <style:style style:name="WW8Num15z0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1z0" style:family="text"/>
    <style:style style:name="WW8Num22z0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text-underline-style="none"/>
    </style:style>
    <style:style style:name="WW8Num25z0" style:family="text"/>
    <style:style style:name="WW8Num26z0" style:family="text"/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style:text-line-through-style="none" style:text-line-through-type="non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/>
    </style:style>
    <style:style style:name="WW8Num35z0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8z0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fo:language="fr" fo:country="FR" style:font-size-asian="8pt" style:font-name-complex="Tahoma" style:font-family-complex="Tahoma" style:font-family-generic-complex="swiss" style:font-pitch-complex="variable" style:font-size-complex="8pt"/>
    </style:style>
    <style:style style:name="En-tête_20_Car" style:display-name="En-tête Car" style:family="text">
      <style:text-properties fo:font-size="12pt" fo:language="fr" fo:country="FR" style:font-size-asian="12pt"/>
    </style:style>
    <style:style style:name="Pied_20_de_20_page_20_Car" style:display-name="Pied de page Car" style:family="text">
      <style:text-properties fo:font-size="12pt" fo:language="fr" fo:country="FR" style:font-size-asian="12pt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fo:language="fr" fo:country="FR"/>
    </style:style>
    <style:style style:name="Objet_20_du_20_commentaire_20_Car" style:display-name="Objet du commentaire Car" style:family="text">
      <style:text-properties fo:language="fr" fo:country="FR" fo:font-weight="bold" style:font-weight-asian="bold" style:font-weight-complex="bold"/>
    </style:style>
    <style:style style:name="Corps_20_de_20_texte_20_3_20_Car" style:display-name="Corps de texte 3 Car" style:family="text">
      <style:text-properties fo:font-size="12pt" fo:language="fr" fo:country="FR" style:font-size-asian="12pt"/>
    </style:style>
    <style:style style:name="Note_20_de_20_bas_20_de_20_page_20_Car" style:display-name="Note de bas de page Car" style:family="text">
      <style:text-properties fo:language="fr" fo:country="FR"/>
    </style:style>
    <style:style style:name="A6" style:family="text">
      <style:text-properties fo:color="#000000" fo:font-size="5.5pt" style:font-size-asian="5.5pt" style:font-size-complex="5.5pt"/>
    </style:style>
    <style:style style:name="Style_20_135_20_pt" style:display-name="Style 135 pt" style:family="text">
      <style:text-properties fo:font-size="14pt" style:font-size-asian="14pt"/>
    </style:style>
    <style:style style:name="Paragraphe_20_de_20_liste_20_Car" style:display-name="Paragraphe de liste Car" style:family="text"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0pt" fo:font-weight="bold" style:font-size-asian="8.75pt" style:font-weight-asian="bold" style:font-size-complex="10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fo:font-family="'Liberation Serif'" style:font-family-generic="roman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2-19T08:48:52.996279866</dc:date>
    <dc:language>fr-FR</dc:language>
    <meta:editing-cycles>84</meta:editing-cycles>
    <meta:editing-duration>P1DT7H41M4S</meta:editing-duration>
    <meta:document-statistic meta:table-count="1" meta:image-count="0" meta:object-count="0" meta:page-count="1" meta:paragraph-count="16" meta:word-count="212" meta:character-count="1672" meta:non-whitespace-character-count="1498"/>
    <meta:user-defined meta:name="Info 1"/>
    <meta:user-defined meta:name="Info 2"/>
    <meta:user-defined meta:name="Info 3"/>
    <meta:user-defined meta:name="Info 4"/>
  </office:meta>
</office:document-meta>
</file>